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standard">
      <style:graphic-properties svg:stroke-width="0.102cm" svg:stroke-color="#000000" draw:marker-start-width="0.353cm" draw:marker-end-width="0.353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-width="0.15cm" draw:marker-end="Arrow" draw:marker-end-width="0.7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start-width="0.5cm" draw:marker-end="Arrow" draw:marker-end-width="0.8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draw:marker-start-width="0.3cm" draw:marker-end="Arrow" draw:marker-end-width="0.8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1.778cm"/>
    </style:style>
    <style:style style:name="gr8" style:family="graphic" style:parent-style-name="objectwithoutfill">
      <style:graphic-properties svg:stroke-width="0.1cm" draw:marker-start="Arrow" draw:marker-start-width="0.8cm" draw:marker-end="" draw:marker-end-width="0.8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size="26pt" style:font-size-asian="26pt" style:font-size-complex="26pt"/>
    </style:style>
    <style:style style:name="P2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0.541cm" svg:height="1.397cm" svg:x="1.635cm" svg:y="1.89cm">
          <draw:text-box>
            <text:p text:style-name="P1"><text:span text:style-name="T1">The 7 C's</text:span></text:p>
          </draw:text-box>
        </draw:frame>
        <draw:custom-shape draw:style-name="gr2" draw:text-style-name="P3" draw:layer="layout" svg:width="57.411cm" svg:height="40.012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1.938cm" svg:height="2.794cm" svg:x="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9.779cm" svg:height="2.794cm" svg:x="8.455cm" svg:y="21.303cm">
          <text:p text:style-name="P3"><text:span text:style-name="T1">Consistency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9.779cm" svg:height="2.794cm" svg:x="8.455cm" svg:y="13.929cm">
          <text:p text:style-name="P3"><text:span text:style-name="T1">Comprehens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9.779cm" svg:height="2.794cm" svg:x="8.455cm" svg:y="17.548cm">
          <text:p text:style-name="P3"><text:span text:style-name="T1">Consciousnes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9.779cm" svg:height="2.794cm" svg:x="42.596cm" svg:y="13.929cm">
          <text:p text:style-name="P3"><text:span text:style-name="T1">Contex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9.779cm" svg:height="2.794cm" svg:x="42.596cm" svg:y="21.303cm">
          <text:p text:style-name="P3"><text:span text:style-name="T1">Consen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9.779cm" svg:height="2.794cm" svg:x="25.361cm" svg:y="17.574cm">
          <text:p text:style-name="P3"><text:span text:style-name="T1">Choic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9.779cm" svg:height="2.794cm" svg:x="42.596cm" svg:y="17.548cm">
          <text:p text:style-name="P3"><text:span text:style-name="T1">Confinement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line-skew="3.008cm" svg:x1="42.596cm" svg:y1="15.326cm" svg:x2="35.14cm" svg:y2="18.971cm" draw:start-shape="id1" draw:start-glue-point="3" draw:end-shape="id2" svg:d="M42596 15326h-721v3645h-6735" svg:viewBox="0 0 7457 3646">
          <text:p/>
        </draw:connector>
        <draw:connector draw:style-name="gr4" draw:text-style-name="P3" draw:layer="layout" svg:x1="42.596cm" svg:y1="18.945cm" svg:x2="35.14cm" svg:y2="18.971cm" draw:start-shape="id3" draw:start-glue-point="3" draw:end-shape="id2" draw:end-glue-point="1" svg:d="M42596 18945h-3729v26h-3727" svg:viewBox="0 0 7457 27">
          <text:p/>
        </draw:connector>
        <draw:connector draw:style-name="gr5" draw:text-style-name="P3" draw:layer="layout" draw:line-skew="-2.887cm" svg:x1="18.234cm" svg:y1="15.326cm" svg:x2="25.361cm" svg:y2="18.971cm" draw:start-shape="id4" draw:start-glue-point="1" draw:end-shape="id2" draw:end-glue-point="3" svg:d="M18234 15326h676v3645h6451" svg:viewBox="0 0 7128 3646">
          <text:p/>
        </draw:connector>
        <draw:connector draw:style-name="gr5" draw:text-style-name="P3" draw:layer="layout" svg:x1="18.234cm" svg:y1="18.945cm" svg:x2="25.361cm" svg:y2="18.971cm" draw:start-shape="id5" draw:start-glue-point="1" draw:end-shape="id2" draw:end-glue-point="3" svg:d="M18234 18945h3563v26h3564" svg:viewBox="0 0 7128 27">
          <text:p/>
        </draw:connector>
        <draw:connector draw:style-name="gr5" draw:text-style-name="P3" draw:layer="layout" draw:line-skew="-2.887cm" svg:x1="18.234cm" svg:y1="22.7cm" svg:x2="25.361cm" svg:y2="18.971cm" draw:start-shape="id6" draw:end-shape="id2" draw:end-glue-point="3" svg:d="M18234 22700h676v-3729h6451" svg:viewBox="0 0 7128 3730">
          <text:p/>
        </draw:connector>
        <draw:connector draw:style-name="gr6" draw:text-style-name="P3" draw:layer="layout" draw:line-skew="3.008cm" svg:x1="42.596cm" svg:y1="22.7cm" svg:x2="35.14cm" svg:y2="18.971cm" draw:start-shape="id7" draw:start-glue-point="3" draw:end-shape="id2" draw:end-glue-point="1" svg:d="M42596 22700h-721v-3729h-6735" svg:viewBox="0 0 7457 3730">
          <text:p/>
        </draw:connector>
        <draw:frame draw:style-name="gr7" draw:text-style-name="P2" draw:layer="layout" svg:width="5.334cm" svg:height="2.028cm" svg:x="18.645cm" svg:y="17.002cm">
          <draw:text-box>
            <text:p text:style-name="P2"><text:span text:style-name="T1">founds</text:span></text:p>
          </draw:text-box>
        </draw:frame>
        <draw:frame draw:style-name="gr7" draw:text-style-name="P2" draw:layer="layout" svg:width="5.334cm" svg:height="2.028cm" svg:x="36.298cm" svg:y="17.002cm">
          <draw:text-box>
            <text:p text:style-name="P2"><text:span text:style-name="T1">refines</text:span></text:p>
          </draw:text-box>
        </draw:frame>
        <draw:connector draw:style-name="gr8" draw:text-style-name="P3" draw:layer="layout" draw:line-skew="-1.429cm" svg:x1="8.455cm" svg:y1="22.7cm" svg:x2="8.455cm" svg:y2="15.326cm" draw:start-shape="id6" draw:start-glue-point="3" draw:end-shape="id4" draw:end-glue-point="3" svg:d="M8455 22700h-1980v-7374h1980" svg:viewBox="0 0 1981 7375">
          <text:p/>
        </draw:connector>
        <draw:frame draw:style-name="gr7" draw:text-style-name="P2" draw:layer="layout" svg:width="5.334cm" svg:height="2.028cm" svg:x="1.381cm" svg:y="18.272cm">
          <draw:text-box>
            <text:p text:style-name="P2"><text:span text:style-name="T1">reli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4-07-22T20:42:15.348714793</meta:creation-date>
    <dc:date>2014-08-10T17:16:51.687416665</dc:date>
    <dc:creator>darjeeling </dc:creator>
    <meta:editing-duration>PT24M17S</meta:editing-duration>
    <meta:editing-cycles>9</meta:editing-cycles>
    <meta:generator>LibreOffice/4.2.4.2$Linux_X86_64 LibreOffice_project/420m0$Build-2</meta:generator>
    <meta:document-statistic meta:object-count="20"/>
  </office:meta>
</office:document-meta>
</file>